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2020000016F9465D8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25cm" fo:min-width="4.5cm" draw:shadow="hidden" draw:shadow-opacity="100%"/>
    </style:style>
    <style:style style:name="gr3" style:family="graphic" style:parent-style-name="standard">
      <style:graphic-properties draw:stroke="none" draw:stroke-dash="Dash_20_4" svg:stroke-width="0.1cm" svg:stroke-color="#000000" draw:marker-start="" draw:marker-start-width="0.45cm" draw:marker-start-center="false" draw:marker-end="" draw:marker-end-width="0.45cm" draw:marker-end-center="false" svg:stroke-opacity="100%" draw:stroke-linejoin="bevel" draw:fill="bitmap" draw:fill-color="#ffffff" draw:secondary-fill-color="#99ccff" draw:fill-gradient-name="Gradient_20_1" draw:gradient-step-count="0" draw:fill-hatch-name="Black_20_0_20_Degrees" draw:fill-hatch-solid="false" draw:fill-image-name="Bitmape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1cm" draw:shadow-offset-y="0.1cm" draw:shadow-color="#808080" draw:shadow-opacity="100%"/>
    </style:style>
    <style:style style:name="gr4" style:family="graphic" style:parent-style-name="standard">
      <style:graphic-properties draw:stroke="none" draw:stroke-dash="Dash_20_4" svg:stroke-width="0.1cm" svg:stroke-color="#000000" draw:marker-start="" draw:marker-start-width="0.45cm" draw:marker-start-center="false" draw:marker-end="" draw:marker-end-width="0.45cm" draw:marker-end-center="false" svg:stroke-opacity="100%" draw:stroke-linejoin="bevel" draw:fill="bitmap" draw:fill-color="#ffffff" draw:secondary-fill-color="#99ccff" draw:fill-gradient-name="Gradient_20_1" draw:gradient-step-count="0" draw:fill-hatch-name="Black_20_0_20_Degrees" draw:fill-hatch-solid="false" draw:fill-image-name="Bitmape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1cm" draw:shadow-offset-y="0.1cm" draw:shadow-color="#808080" draw:shadow-opacity="100%" dr3d:edge-rounding="10%" dr3d:back-scale="100%" dr3d:depth="0.95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20%" dr3d:shadow="hidden"/>
    </style:style>
    <style:style style:name="P1" style:family="paragraph">
      <style:paragraph-properties fo:text-align="center"/>
    </style:style>
    <style:style style:name="P2" style:family="paragraph">
      <style:text-properties fo:color="#000000" style:text-outline="false" fo:font-size="32pt" fo:text-shadow="none" style:font-size-asian="18pt" style:font-size-complex="18pt" style:font-relief="embossed"/>
    </style:style>
    <style:style style:name="T1" style:family="text">
      <style:text-properties fo:color="#000000" style:text-outline="false" fo:font-size="32pt" fo:text-shadow="none" style:font-size-asian="18pt" style:font-size-complex="18pt" style:font-relief="emboss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5cm" svg:height="9.5cm" svg:x="0.5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cm" svg:height="1.517cm" svg:x="6cm" svg:y="1.5cm">
          <draw:text-box>
            <text:p><text:span text:style-name="T1">BTEditor</text:span></text:p>
          </draw:text-box>
        </draw:frame>
        <dr3d:scene draw:style-name="gr3" svg:width="4.103cm" svg:height="4.013cm" svg:x="1.548cm" svg:y="1.511cm" dr3d:transform="matrix (1 0 0 0 0.939692620785931 0.342020143325607 0 -0.342020143325607 0.939692620785931 -3.5455cm 3.45065824218589cm 0.748324091309746cm)" dr3d:vrp="(0 0 12641.4285714286)" dr3d:vpn="(0 0 11691.4285714286)" dr3d:projection="perspective" dr3d:distance="0.95cm" dr3d:focal-length="10cm" dr3d:shadow-slant="0" dr3d:shade-mode="gouraud" dr3d:ambient-color="#999999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dr3d:transform="matrix (1 0 0 0 1 0 0 0 1 0.0566201397084083cm -0.0133181795092278cm 0.00484742091597218cm)" svg:viewBox="1500 -5500 4091 4003" svg:d="m1500-5500v4003h4091v-4003z"/>
        </dr3d:sce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Black_20_0_20_Degrees" draw:display-name="Black 0 Degrees" draw:style="single" draw:color="#000000" draw:distance="0.102cm" draw:rotation="0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2" draw:display-name="Bitmape 2" xlink:href="Pictures/10000000000002020000016F9465D891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.1cm" svg:stroke-color="#000000" draw:marker-start-width="0.45cm" draw:marker-start-center="false" draw:marker-end-width="0.45cm" draw:marker-end-center="false" draw:stroke-linejoin="bevel" draw:fill="gradient" draw:fill-color="#99ccff" draw:fill-gradient-name="Radial_20_red_2f_yellow" draw:fill-hatch-name="Hatch_20_46" draw:fill-image-name="Bitmape_20_1" draw:opacity="50%" draw:fill-image-width="0cm" draw:fill-image-height="0cm" fo:padding-top="0.125cm" fo:padding-bottom="0.125cm" fo:padding-left="0.25cm" fo:padding-right="0.25cm" draw:shadow="visible" draw:shadow-offset-x="0.1cm" draw:shadow-offset-y="0.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embossed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87cm" fo:page-height="10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 a</meta:initial-creator>
    <meta:creation-date>2012-10-24T17:42:01.25</meta:creation-date>
    <dc:date>2012-10-25T12:23:53.79</dc:date>
    <dc:creator>a a</dc:creator>
    <meta:editing-duration>PT32M31S</meta:editing-duration>
    <meta:editing-cycles>13</meta:editing-cycles>
    <meta:generator>OpenOffice.org/3.3$Win32 OpenOffice.org_project/330m20$Build-9567</meta:generator>
    <meta:document-statistic meta:object-count="4"/>
  </office:meta>
</office:document-meta>
</file>